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B000001D05071DBF76A46D0D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4.1cm"/>
    </style:style>
    <style:style style:name="gr2" style:family="graphic" style:parent-style-name="standard">
      <style:graphic-properties draw:stroke="none" svg:stroke-color="#000000" draw:fill="none" draw:fill-color="#ffffff" fo:min-height="3.149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9.5cm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75cm" fo:min-width="2cm"/>
    </style:style>
    <style:style style:name="gr6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3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.75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5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2.75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0.5cm"/>
    </style:style>
    <style:style style:name="gr13" style:family="graphic" style:parent-style-name="standard">
      <style:graphic-properties draw:stroke="none" svg:stroke-color="#000000" draw:fill="none" draw:fill-color="#ffffff" fo:min-height="11.96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75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.25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.5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914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0.75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.25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359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391cm" fo:min-width="2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165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887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.332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418cm" fo:min-width="2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305cm" fo:min-width="2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304cm" fo:min-width="2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23cm" fo:min-width="2cm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25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.25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1.418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696cm" fo:min-width="0.95cm"/>
    </style:style>
    <style:style style:name="gr36" style:family="graphic" style:parent-style-name="standard">
      <style:graphic-properties draw:stroke="none" svg:stroke-color="#000000" draw:fill="none" draw:fill-color="#ffffff" fo:min-height="1.08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5.75cm"/>
    </style:style>
    <style:style style:name="gr42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07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style:paragraph-properties fo:margin-top="0.7cm" fo:margin-bottom="0cm" fo:text-align="center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fo:margin-top="0.7cm" fo:margin-bottom="0cm" fo:text-align="center"/>
      <style:text-properties fo:font-size="18pt" style:font-size-asian="18pt" style:font-size-complex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cm" svg:height="2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75cm" svg:height="3.399cm" svg:x="0.028cm" svg:y="-0.023cm">
          <draw:text-box>
            <text:p text:style-name="P2"><text:span text:style-name="T1">ΓΙΑ ΠΟΣΟ ΜΠΟΡΕΙΣ ΝΑ ΑΣΧΟΛΕΙΣΑΙ ΜΕ ΤΟ ΝΑ ΚΑΝΕΙΣ ΜΙΑ ΕΡΓΑΣΙΑ </text:span><text:span text:style-name="T1">ΡΟΥΤΙΝΑΣ ΠΙΟ ΑΠΟΔΟΤΙΚΗ ΠΡΙΝ ΑΡΧΙΣΕΙΣ ΝΑ ΞΟΔΕΥΕΙΣ ΠΙΟ ΠΟΛΥ ΧΡΟΝΟ </text:span><text:span text:style-name="T1">ΑΠΟΤΙ ΕΞΟΙΚΟΝΟΜΕΙΣ (ΜΕΣΑ ΣΕ 5 ΧΡΟΝΙΑ)</text:span></text:p>
          </draw:text-box>
        </draw:frame>
        <draw:custom-shape draw:style-name="gr3" draw:text-style-name="P1" draw:layer="layout" svg:width="10cm" svg:height="0.75cm" svg:x="10.25cm" svg:y="3.2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25cm" svg:height="1.25cm" svg:x="10.168cm" svg:y="3.132cm">
          <draw:text-box>
            <text:p text:style-name="P4"><text:span text:style-name="T2">ΠΟΣΟ ΣΥΧΝΑ ΚΑΝΕΙΣ ΤΗΝ ΕΡΓΑΣΙΑ</text:span></text:p>
          </draw:text-box>
        </draw:frame>
        <draw:custom-shape draw:style-name="gr5" draw:text-style-name="P1" draw:layer="layout" svg:width="2.5cm" svg:height="5cm" svg:x="0.25cm" svg:y="9.7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75cm" svg:height="4.25cm" svg:x="0.5cm" svg:y="10cm">
          <draw:text-box>
            <text:p text:style-name="P6"><text:span text:style-name="T1">ΠΟΣΟ ΧΡΟΝΟ ΕΞΟΙ-ΚΟΝΟ-ΜΕΙΣ</text:span></text:p>
          </draw:text-box>
        </draw:frame>
        <draw:custom-shape draw:style-name="gr7" draw:text-style-name="P1" draw:layer="layout" svg:width="3.5cm" svg:height="1.25cm" svg:x="3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5cm" svg:height="1.5cm" svg:x="3.25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1cm" svg:x="3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1cm" svg:x="3.5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25cm" svg:height="1.25cm" svg:x="3.25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1cm" svg:x="3cm" svg:y="13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cm" svg:height="1.25cm" svg:x="3cm" svg:y="14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cm" svg:height="1cm" svg:x="3.5cm" svg:y="16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1.25cm" svg:x="5.25cm" svg:y="17.75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cm" svg:height="13.816cm" svg:x="3.5cm" svg:y="5.282cm">
          <draw:text-box>
            <text:p text:style-name="P8"><text:span text:style-name="T3">1“</text:span></text:p>
            <text:p text:style-name="P8"><text:span text:style-name="T3">5”</text:span></text:p>
            <text:p text:style-name="P8"><text:span text:style-name="T3">30”</text:span></text:p>
            <text:p text:style-name="P8"><text:span text:style-name="T3">1’</text:span></text:p>
            <text:p text:style-name="P8"><text:span text:style-name="T3">5’</text:span></text:p>
            <text:p text:style-name="P8"><text:span text:style-name="T3">30’</text:span></text:p>
            <text:p text:style-name="P8"><text:span text:style-name="T3">1 </text:span><text:span text:style-name="T3">ΩΡΑ</text:span></text:p>
            <text:p text:style-name="P8"><text:span text:style-name="T3">6 </text:span><text:span text:style-name="T3">ΩΡΕ</text:span><text:span text:style-name="T3">Σ</text:span></text:p>
            <text:p text:style-name="P8"><text:span text:style-name="T3"/></text:p>
          </draw:text-box>
        </draw:frame>
        <draw:frame draw:style-name="gr14" draw:text-style-name="P11" draw:layer="layout" svg:width="2cm" svg:height="0.941cm" svg:x="5cm" svg:y="18cm">
          <draw:text-box>
            <text:p text:style-name="P10"><text:span text:style-name="T2">ΜΕΡΑ</text:span></text:p>
          </draw:text-box>
        </draw:frame>
        <draw:custom-shape draw:style-name="gr15" draw:text-style-name="P1" draw:layer="layout" svg:width="1.25cm" svg:height="1cm" svg:x="8cm" svg:y="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5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5cm" svg:height="0.75cm" svg:x="7.5cm" svg:y="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5cm" svg:height="0.75cm" svg:x="7.5cm" svg:y="10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cm" svg:height="0.75cm" svg:x="7.303cm" svg:y="11.83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5cm" svg:height="0.75cm" svg:x="10.391cm" svg:y="5.5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5cm" svg:height="0.75cm" svg:x="10.5cm" svg:y="7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14cm" svg:height="0.75cm" svg:x="10.586cm" svg:y="8.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75cm" svg:x="10.75cm" svg:y="10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75cm" svg:height="0.5cm" svg:x="10.364cm" svg:y="12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859cm" svg:height="1cm" svg:x="10.25cm" svg:y="13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5cm" svg:height="0.75cm" svg:x="10.359cm" svg:y="1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5cm" svg:height="0.641cm" svg:x="12.39cm" svg:y="6.0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cm" svg:x="13.25cm" svg:y="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665cm" svg:height="1cm" svg:x="13.25cm" svg:y="8.7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5cm" svg:height="1cm" svg:x="13.5cm" svg:y="10.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387cm" svg:height="1cm" svg:x="13.5cm" svg:y="11.6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32cm" svg:height="0.75cm" svg:x="13cm" svg:y="13.7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5cm" svg:height="0.75cm" svg:x="13.081cm" svg:y="15.02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cm" svg:height="0.668cm" svg:x="15.086cm" svg:y="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cm" svg:height="0.555cm" svg:x="15.141cm" svg:y="7.6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cm" svg:height="0.555cm" svg:x="17.941cm" svg:y="7.64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cm" svg:height="0.555cm" svg:x="17.918cm" svg:y="6.0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cm" svg:height="0.555cm" svg:x="17.951cm" svg:y="9.19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5cm" svg:height="0.554cm" svg:x="20.777cm" svg:y="9.19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cm" svg:height="0.555cm" svg:x="20.777cm" svg:y="10.77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5cm" svg:height="0.555cm" svg:x="20.805cm" svg:y="12.33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5cm" svg:height="0.48cm" svg:x="20.751cm" svg:y="6.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5cm" svg:height="0.48cm" svg:x="20.641cm" svg:y="7.6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5cm" svg:height="0.75cm" svg:x="16.027cm" svg:y="8.7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5cm" svg:height="0.75cm" svg:x="16cm" svg:y="10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cm" svg:x="18.75cm" svg:y="10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5cm" svg:height="0.75cm" svg:x="15.918cm" svg:y="11.83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75cm" svg:height="1cm" svg:x="18.75cm" svg:y="11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5cm" svg:height="0.75cm" svg:x="21.5cm" svg:y="1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75cm" svg:height="1.25cm" svg:x="21.5cm" svg:y="14.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5cm" svg:height="0.75cm" svg:x="16.25cm" svg:y="1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25cm" svg:height="1cm" svg:x="19.25cm" svg:y="13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cm" svg:x="16.196cm" svg:y="14.9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5cm" svg:height="0.75cm" svg:x="19cm" svg:y="1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cm" svg:height="0.75cm" svg:x="15.75cm" svg:y="16.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918cm" svg:height="0.75cm" svg:x="18.582cm" svg:y="16.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5cm" svg:height="0.75cm" svg:x="22cm" svg:y="16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45cm" svg:height="0.946cm" svg:x="21.806cm" svg:y="18.0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cm" svg:height="0.75cm" svg:x="18.5cm" svg:y="18.25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2cm" svg:height="0.941cm" svg:x="7.75cm" svg:y="5.559cm">
          <draw:text-box>
            <text:p text:style-name="P10"><text:span text:style-name="T2">ΜΕΡΑ</text:span></text:p>
          </draw:text-box>
        </draw:frame>
        <draw:frame draw:style-name="gr14" draw:text-style-name="P13" draw:layer="layout" svg:width="2.25cm" svg:height="0.886cm" svg:x="7.608cm" svg:y="7.223cm">
          <draw:text-box>
            <text:p text:style-name="P12"><text:span text:style-name="T4">ΜΕΡΕΣ</text:span></text:p>
          </draw:text-box>
        </draw:frame>
        <draw:frame draw:style-name="gr14" draw:text-style-name="P13" draw:layer="layout" svg:width="2.25cm" svg:height="0.886cm" svg:x="10.332cm" svg:y="8.837cm">
          <draw:text-box>
            <text:p text:style-name="P12"><text:span text:style-name="T4">ΜΕΡΕΣ</text:span></text:p>
          </draw:text-box>
        </draw:frame>
        <draw:frame draw:style-name="gr14" draw:text-style-name="P13" draw:layer="layout" svg:width="2.25cm" svg:height="0.886cm" svg:x="10.364cm" svg:y="10.386cm">
          <draw:text-box>
            <text:p text:style-name="P12"><text:span text:style-name="T4">ΜΕΡΕΣ</text:span></text:p>
          </draw:text-box>
        </draw:frame>
        <draw:frame draw:style-name="gr14" draw:text-style-name="P13" draw:layer="layout" svg:width="2.25cm" svg:height="0.886cm" svg:x="13.141cm" svg:y="11.918cm">
          <draw:text-box>
            <text:p text:style-name="P12"><text:span text:style-name="T4">ΜΕΡΕΣ</text:span></text:p>
          </draw:text-box>
        </draw:frame>
        <draw:frame draw:style-name="gr14" draw:text-style-name="P13" draw:layer="layout" svg:width="2.25cm" svg:height="0.886cm" svg:x="16cm" svg:y="13.5cm">
          <draw:text-box>
            <text:p text:style-name="P12"><text:span text:style-name="T4">ΜΕΡΕΣ</text:span></text:p>
          </draw:text-box>
        </draw:frame>
        <draw:frame draw:style-name="gr14" draw:text-style-name="P13" draw:layer="layout" svg:width="2.25cm" svg:height="0.886cm" svg:x="15.973cm" svg:y="15.026cm">
          <draw:text-box>
            <text:p text:style-name="P12"><text:span text:style-name="T4">ΜΕΡΕΣ</text:span></text:p>
          </draw:text-box>
        </draw:frame>
        <draw:frame draw:style-name="gr14" draw:text-style-name="P13" draw:layer="layout" svg:width="2.25cm" svg:height="0.886cm" svg:x="18.75cm" svg:y="15.114cm">
          <draw:text-box>
            <text:p text:style-name="P12"><text:span text:style-name="T4">ΜΕΡΕΣ</text:span></text:p>
          </draw:text-box>
        </draw:frame>
        <draw:frame draw:style-name="gr14" draw:text-style-name="P13" draw:layer="layout" svg:width="2.25cm" svg:height="0.886cm" svg:x="21.528cm" svg:y="18.223cm">
          <draw:text-box>
            <text:p text:style-name="P12"><text:span text:style-name="T4">ΜΕΡΕΣ</text:span></text:p>
          </draw:text-box>
        </draw:frame>
        <draw:frame draw:style-name="gr14" draw:text-style-name="P11" draw:layer="layout" svg:width="2cm" svg:height="0.941cm" svg:x="13.25cm" svg:y="10.309cm">
          <draw:text-box>
            <text:p text:style-name="P10"><text:span text:style-name="T2">ΜΕΡΑ</text:span></text:p>
          </draw:text-box>
        </draw:frame>
        <draw:frame draw:style-name="gr14" draw:text-style-name="P11" draw:layer="layout" svg:width="2cm" svg:height="0.941cm" svg:x="18.776cm" svg:y="13.391cm">
          <draw:text-box>
            <text:p text:style-name="P10"><text:span text:style-name="T2">ΜΕΡΑ</text:span></text:p>
          </draw:text-box>
        </draw:frame>
        <draw:frame draw:style-name="gr14" draw:text-style-name="P11" draw:layer="layout" svg:width="2cm" svg:height="0.941cm" svg:x="21.554cm" svg:y="16.5cm">
          <draw:text-box>
            <text:p text:style-name="P10"><text:span text:style-name="T2">ΜΕΡΑ</text:span></text:p>
          </draw:text-box>
        </draw:frame>
        <draw:frame draw:style-name="gr36" draw:text-style-name="P15" draw:layer="layout" svg:width="2.25cm" svg:height="1.335cm" svg:x="7.25cm" svg:y="8.665cm">
          <draw:text-box>
            <text:p text:style-name="P14"><text:span text:style-name="T5">ΒΔΟΜΑ-</text:span></text:p>
            <text:p text:style-name="P14"><text:span text:style-name="T5">ΔΕΣ</text:span></text:p>
          </draw:text-box>
        </draw:frame>
        <draw:frame draw:style-name="gr14" draw:text-style-name="P11" draw:layer="layout" svg:width="2cm" svg:height="0.941cm" svg:x="7.75cm" svg:y="5.56cm">
          <draw:text-box>
            <text:p text:style-name="P10"><text:span text:style-name="T2">ΜΕΡΑ</text:span></text:p>
          </draw:text-box>
        </draw:frame>
        <draw:frame draw:style-name="gr36" draw:text-style-name="P15" draw:layer="layout" svg:width="2.25cm" svg:height="1.335cm" svg:x="10.026cm" svg:y="11.804cm">
          <draw:text-box>
            <text:p text:style-name="P14"><text:span text:style-name="T5">ΒΔΟΜΑ-</text:span></text:p>
            <text:p text:style-name="P14"><text:span text:style-name="T5">ΔΕΣ</text:span></text:p>
          </draw:text-box>
        </draw:frame>
        <draw:frame draw:style-name="gr36" draw:text-style-name="P15" draw:layer="layout" svg:width="2.25cm" svg:height="1.335cm" svg:x="7.25cm" svg:y="8.666cm">
          <draw:text-box>
            <text:p text:style-name="P14"><text:span text:style-name="T5">ΒΔΟΜΑ-</text:span></text:p>
            <text:p text:style-name="P14"><text:span text:style-name="T5">ΔΕΣ</text:span></text:p>
          </draw:text-box>
        </draw:frame>
        <draw:frame draw:style-name="gr36" draw:text-style-name="P15" draw:layer="layout" svg:width="2.25cm" svg:height="1.335cm" svg:x="7.25cm" svg:y="8.666cm">
          <draw:text-box>
            <text:p text:style-name="P14"><text:span text:style-name="T5">ΒΔΟΜΑ-</text:span></text:p>
            <text:p text:style-name="P14"><text:span text:style-name="T5">ΔΕΣ</text:span></text:p>
          </draw:text-box>
        </draw:frame>
        <draw:frame draw:style-name="gr36" draw:text-style-name="P15" draw:layer="layout" svg:width="2.25cm" svg:height="1.335cm" svg:x="12.75cm" svg:y="13.415cm">
          <draw:text-box>
            <text:p text:style-name="P14"><text:span text:style-name="T5">ΒΔΟΜΑ-</text:span></text:p>
            <text:p text:style-name="P14"><text:span text:style-name="T5">ΔΕΣ</text:span></text:p>
          </draw:text-box>
        </draw:frame>
        <draw:frame draw:style-name="gr37" draw:text-style-name="P15" draw:layer="layout" svg:width="2.25cm" svg:height="1.335cm" svg:x="18.5cm" svg:y="16.5cm">
          <draw:text-box>
            <text:p text:style-name="P14"><text:span text:style-name="T5">ΒΔΟΜΑ-</text:span></text:p>
            <text:p text:style-name="P14"><text:span text:style-name="T5">ΔΕΣ</text:span></text:p>
          </draw:text-box>
        </draw:frame>
        <draw:frame draw:style-name="gr36" draw:text-style-name="P15" draw:layer="layout" svg:width="2.25cm" svg:height="1.335cm" svg:x="18.5cm" svg:y="18cm">
          <draw:text-box>
            <text:p text:style-name="P14"><text:span text:style-name="T5">ΒΔΟΜΑ-</text:span></text:p>
            <text:p text:style-name="P14"><text:span text:style-name="T5">ΔΕΣ</text:span></text:p>
          </draw:text-box>
        </draw:frame>
        <draw:frame draw:style-name="gr36" draw:text-style-name="P15" draw:layer="layout" svg:width="2.25cm" svg:height="1.335cm" svg:x="7.25cm" svg:y="10.25cm">
          <draw:text-box>
            <text:p text:style-name="P14"><text:span text:style-name="T5">ΒΔΟΜΑ-</text:span></text:p>
            <text:p text:style-name="P14"><text:span text:style-name="T5">ΔΕΣ</text:span></text:p>
          </draw:text-box>
        </draw:frame>
        <draw:frame draw:style-name="gr38" draw:text-style-name="P11" draw:layer="layout" svg:width="2.5cm" svg:height="1cm" svg:x="7cm" svg:y="12cm">
          <draw:text-box>
            <text:p text:style-name="P10"><text:span text:style-name="T2">ΜΗΝΕΣ</text:span></text:p>
          </draw:text-box>
        </draw:frame>
        <draw:frame draw:style-name="gr38" draw:text-style-name="P11" draw:layer="layout" svg:width="2.5cm" svg:height="1cm" svg:x="9.75cm" svg:y="13.5cm">
          <draw:text-box>
            <text:p text:style-name="P10"><text:span text:style-name="T2">ΜΗΝΕΣ</text:span></text:p>
          </draw:text-box>
        </draw:frame>
        <draw:frame draw:style-name="gr38" draw:text-style-name="P11" draw:layer="layout" svg:width="2.5cm" svg:height="1cm" svg:x="10cm" svg:y="15cm">
          <draw:text-box>
            <text:p text:style-name="P10"><text:span text:style-name="T2">ΜΗΝΕΣ</text:span></text:p>
          </draw:text-box>
        </draw:frame>
        <draw:frame draw:style-name="gr38" draw:text-style-name="P11" draw:layer="layout" svg:width="2.5cm" svg:height="1cm" svg:x="12.75cm" svg:y="15cm">
          <draw:text-box>
            <text:p text:style-name="P10"><text:span text:style-name="T2">ΜΗΝΕΣ</text:span></text:p>
          </draw:text-box>
        </draw:frame>
        <draw:frame draw:style-name="gr38" draw:text-style-name="P11" draw:layer="layout" svg:width="2.5cm" svg:height="1cm" svg:x="15.5cm" svg:y="16.5cm">
          <draw:text-box>
            <text:p text:style-name="P10"><text:span text:style-name="T2">ΜΗΝΕΣ</text:span></text:p>
          </draw:text-box>
        </draw:frame>
        <draw:frame draw:style-name="gr14" draw:text-style-name="P11" draw:layer="layout" svg:width="2cm" svg:height="0.941cm" svg:x="10.25cm" svg:y="5.75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10.25cm" svg:y="7.059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13cm" svg:y="7.059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13cm" svg:y="8.559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15.75cm" svg:y="8.559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15.75cm" svg:y="10.25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15.75cm" svg:y="11.809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18.5cm" svg:y="10.114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18.5cm" svg:y="11.809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21.25cm" svg:y="13.309cm">
          <draw:text-box>
            <text:p text:style-name="P10"><text:span text:style-name="T2">ΩΡΕΣ</text:span></text:p>
          </draw:text-box>
        </draw:frame>
        <draw:frame draw:style-name="gr14" draw:text-style-name="P11" draw:layer="layout" svg:width="2cm" svg:height="0.941cm" svg:x="21.25cm" svg:y="15cm">
          <draw:text-box>
            <text:p text:style-name="P10"><text:span text:style-name="T2">ΩΡΕΣ</text:span></text:p>
          </draw:text-box>
        </draw:frame>
        <draw:frame draw:style-name="gr39" draw:text-style-name="P11" draw:layer="layout" svg:width="2.5cm" svg:height="0.941cm" svg:x="12.5cm" svg:y="5.809cm">
          <draw:text-box>
            <text:p text:style-name="P10"><text:span text:style-name="T2">ΛΕΠΤΑ</text:span></text:p>
          </draw:text-box>
        </draw:frame>
        <draw:frame draw:style-name="gr39" draw:text-style-name="P11" draw:layer="layout" svg:width="2.5cm" svg:height="0.941cm" svg:x="15.25cm" svg:y="5.75cm">
          <draw:text-box>
            <text:p text:style-name="P10"><text:span text:style-name="T2">ΛΕΠΤΑ</text:span></text:p>
          </draw:text-box>
        </draw:frame>
        <draw:frame draw:style-name="gr39" draw:text-style-name="P11" draw:layer="layout" svg:width="2.5cm" svg:height="0.941cm" svg:x="15.25cm" svg:y="7.5cm">
          <draw:text-box>
            <text:p text:style-name="P10"><text:span text:style-name="T2">ΛΕΠΤΑ</text:span></text:p>
          </draw:text-box>
        </draw:frame>
        <draw:frame draw:style-name="gr39" draw:text-style-name="P11" draw:layer="layout" svg:width="2.5cm" svg:height="0.941cm" svg:x="18cm" svg:y="5.809cm">
          <draw:text-box>
            <text:p text:style-name="P10"><text:span text:style-name="T2">ΛΕΠΤΟ</text:span></text:p>
          </draw:text-box>
        </draw:frame>
        <draw:frame draw:style-name="gr39" draw:text-style-name="P11" draw:layer="layout" svg:width="2.5cm" svg:height="0.941cm" svg:x="18.054cm" svg:y="7.441cm">
          <draw:text-box>
            <text:p text:style-name="P10"><text:span text:style-name="T2">ΛΕΠΤΑ</text:span></text:p>
          </draw:text-box>
        </draw:frame>
        <draw:frame draw:style-name="gr39" draw:text-style-name="P11" draw:layer="layout" svg:width="2.5cm" svg:height="0.941cm" svg:x="18cm" svg:y="9.059cm">
          <draw:text-box>
            <text:p text:style-name="P10"><text:span text:style-name="T2">ΛΕΠΤΑ</text:span></text:p>
          </draw:text-box>
        </draw:frame>
        <draw:frame draw:style-name="gr39" draw:text-style-name="P11" draw:layer="layout" svg:width="2.5cm" svg:height="0.941cm" svg:x="20.75cm" svg:y="12.195cm">
          <draw:text-box>
            <text:p text:style-name="P10"><text:span text:style-name="T2">ΛΕΠΤΑ</text:span></text:p>
          </draw:text-box>
        </draw:frame>
        <draw:frame draw:style-name="gr39" draw:text-style-name="P11" draw:layer="layout" svg:width="2.5cm" svg:height="0.941cm" svg:x="20.75cm" svg:y="10.559cm">
          <draw:text-box>
            <text:p text:style-name="P10"><text:span text:style-name="T2">ΛΕΠΤΑ</text:span></text:p>
          </draw:text-box>
        </draw:frame>
        <draw:frame draw:style-name="gr39" draw:text-style-name="P11" draw:layer="layout" svg:width="2.5cm" svg:height="0.941cm" svg:x="20.75cm" svg:y="9cm">
          <draw:text-box>
            <text:p text:style-name="P10"><text:span text:style-name="T2">ΛΕΠΤΑ</text:span></text:p>
          </draw:text-box>
        </draw:frame>
        <draw:frame draw:style-name="gr40" draw:text-style-name="P17" draw:layer="layout" svg:width="1cm" svg:height="1.331cm" svg:x="22.25cm" svg:y="5.114cm">
          <draw:text-box>
            <text:p text:style-name="P16"><text:span text:style-name="T6">“</text:span></text:p>
          </draw:text-box>
        </draw:frame>
        <draw:frame draw:style-name="gr40" draw:text-style-name="P17" draw:layer="layout" svg:width="1cm" svg:height="1.331cm" svg:x="22.25cm" svg:y="6.614cm">
          <draw:text-box>
            <text:p text:style-name="P16"><text:span text:style-name="T6">“</text:span></text:p>
          </draw:text-box>
        </draw:frame>
        <draw:custom-shape draw:style-name="gr41" draw:text-style-name="P1" draw:layer="layout" svg:width="16.25cm" svg:height="1.25cm" svg:x="7.054cm" svg:y="3.918cm">
          <text:p/>
          <draw:enhanced-geometry svg:viewBox="0 0 21600 21600" draw:type="rectangle" draw:enhanced-path="M 0 0 L 21600 0 21600 21600 0 21600 0 0 Z N"/>
        </draw:custom-shape>
        <draw:frame draw:style-name="gr42" draw:text-style-name="P7" draw:layer="layout" svg:width="5.75cm" svg:height="1.038cm" svg:x="6.5cm" svg:y="4cm">
          <draw:text-box>
            <text:p text:style-name="P6"><text:span text:style-name="T1">50/</text:span><text:span text:style-name="T1">ΜΕΡ</text:span><text:span text:style-name="T1">Α <text:s/></text:span><text:span text:style-name="T1">5/ΜΕ</text:span><text:span text:style-name="T1">ΡΑ</text:span></text:p>
          </draw:text-box>
        </draw:frame>
        <draw:frame draw:style-name="gr4" draw:text-style-name="P5" draw:layer="layout" svg:width="2.5cm" svg:height="1.631cm" svg:x="12.5cm" svg:y="3.75cm">
          <draw:text-box>
            <text:p text:style-name="P4"><text:span text:style-name="T2">ΚΑΘΕ</text:span></text:p>
            <text:p text:style-name="P4"><text:span text:style-name="T2">ΜΕΡΑ</text:span></text:p>
          </draw:text-box>
        </draw:frame>
        <draw:frame draw:style-name="gr43" draw:text-style-name="P5" draw:layer="layout" svg:width="3.25cm" svg:height="2.321cm" svg:x="14.863cm" svg:y="3.777cm">
          <draw:text-box>
            <text:p text:style-name="P4"><text:span text:style-name="T2">ΚΑΘΕ</text:span></text:p>
            <text:p text:style-name="P4"><text:span text:style-name="T2">ΒΔΟΜΑΔΑ</text:span></text:p>
          </draw:text-box>
        </draw:frame>
        <draw:frame draw:style-name="gr4" draw:text-style-name="P5" draw:layer="layout" svg:width="2.5cm" svg:height="1.631cm" svg:x="18cm" svg:y="3.75cm">
          <draw:text-box>
            <text:p text:style-name="P4"><text:span text:style-name="T2">ΚΑΘΕ</text:span></text:p>
            <text:p text:style-name="P4"><text:span text:style-name="T2">ΜΗΝΑ</text:span></text:p>
          </draw:text-box>
        </draw:frame>
        <draw:frame draw:style-name="gr4" draw:text-style-name="P5" draw:layer="layout" svg:width="2.5cm" svg:height="1.631cm" svg:x="12.5cm" svg:y="3.751cm">
          <draw:text-box>
            <text:p text:style-name="P4"><text:span text:style-name="T2">ΚΑΘΕ</text:span></text:p>
            <text:p text:style-name="P4"><text:span text:style-name="T2">ΜΕΡΑ</text:span></text:p>
          </draw:text-box>
        </draw:frame>
        <draw:frame draw:style-name="gr4" draw:text-style-name="P5" draw:layer="layout" svg:width="2.5cm" svg:height="1.631cm" svg:x="20.75cm" svg:y="3.75cm">
          <draw:text-box>
            <text:p text:style-name="P4"><text:span text:style-name="T2">ΚΑΘΕ</text:span></text:p>
            <text:p text:style-name="P4"><text:span text:style-name="T2">ΧΡΟΝΟ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3B000001D05071DBF76A46D0D5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6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3T16:03:08.486054738</meta:creation-date>
    <dc:date>2023-06-03T17:18:02.633186728</dc:date>
    <meta:editing-duration>PT3M15S</meta:editing-duration>
    <meta:editing-cycles>1</meta:editing-cycles>
    <meta:document-statistic meta:object-count="117"/>
    <meta:generator>LibreOffice/7.3.7.2$Linux_X86_64 LibreOffice_project/30$Build-2</meta:generator>
  </office:meta>
</office:document-meta>
</file>